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9aea5" officeooo:paragraph-rsid="0019aea5"/>
    </style:style>
    <style:style style:name="P2" style:family="paragraph" style:parent-style-name="Standard">
      <style:text-properties officeooo:rsid="001a8f93" officeooo:paragraph-rsid="001a8f93"/>
    </style:style>
    <style:style style:name="P3" style:family="paragraph" style:parent-style-name="Standard">
      <style:text-properties officeooo:rsid="001c344c" officeooo:paragraph-rsid="001c344c"/>
    </style:style>
    <style:style style:name="P4" style:family="paragraph" style:parent-style-name="Standard">
      <style:text-properties officeooo:rsid="001d25bd" officeooo:paragraph-rsid="001d25bd"/>
    </style:style>
    <style:style style:name="P5" style:family="paragraph" style:parent-style-name="Standard">
      <style:text-properties officeooo:rsid="001f4c43" officeooo:paragraph-rsid="001f4c43"/>
    </style:style>
    <style:style style:name="P6" style:family="paragraph" style:parent-style-name="Standard">
      <style:text-properties officeooo:rsid="002130dd" officeooo:paragraph-rsid="002130dd"/>
    </style:style>
    <style:style style:name="P7" style:family="paragraph" style:parent-style-name="Standard">
      <style:text-properties officeooo:rsid="00215412" officeooo:paragraph-rsid="00215412"/>
    </style:style>
    <style:style style:name="P8" style:family="paragraph" style:parent-style-name="Standard">
      <style:text-properties officeooo:rsid="00219f99" officeooo:paragraph-rsid="00219f99"/>
    </style:style>
    <style:style style:name="P9" style:family="paragraph" style:parent-style-name="Standard">
      <style:text-properties officeooo:rsid="002292eb" officeooo:paragraph-rsid="002292eb"/>
    </style:style>
    <style:style style:name="T1" style:family="text">
      <style:text-properties officeooo:rsid="001d25bd"/>
    </style:style>
    <style:style style:name="T2" style:family="text">
      <style:text-properties officeooo:rsid="001f1d29"/>
    </style:style>
    <style:style style:name="T3" style:family="text">
      <style:text-properties officeooo:rsid="0024834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shell was initially a very different thing. All terminals were connected to a single machine. The terminals were not intelligent. They would be connected to a number cruncher of a machine to get more informative data. </text:p>
      <text:p text:style-name="P1"/>
      <text:p text:style-name="P2">LINUX comes from the concept of Shell systems even today. It is just another Terminal “X” with better and advanced functionality than the regular Shell Terminals.</text:p>
      <text:p text:style-name="P2"/>
      <text:p text:style-name="P2">The regular ones used “ASCII” while the new one uses “X” which are “Graphical Primitives”.</text:p>
      <text:p text:style-name="P2"/>
      <text:p text:style-name="P2">These can be ( . _ ~ or text or object or frame ). It also allows input from “Keys” and also from “Mouse” and “Graphical Pads”.</text:p>
      <text:p text:style-name="P2"/>
      <text:p text:style-name="P2">The “ASCII Shells” can be never anything over text while the “X Shells” are as done.</text:p>
      <text:p text:style-name="P2"/>
      <text:p text:style-name="P2">The “X Protocol” is really effective and efficient and the GUI can be sent over Dialups as well without problems.</text:p>
      <text:p text:style-name="P2"/>
      <text:p text:style-name="P2">The modern “Terminal” found on LINUX machines is the “ASCII Text Terminal” which has capabilities of transmission over “X Protocol” allowing us to do Graphical Processing.</text:p>
      <text:p text:style-name="P2"/>
      <text:p text:style-name="P2">Terminal Has 3 Command Types</text:p>
      <text:p text:style-name="P2"/>
      <text:p text:style-name="P2">sh – Shell</text:p>
      <text:p text:style-name="P2">bash – Bo<text:span text:style-name="T1">u</text:span>rn<text:span text:style-name="T1">e</text:span> Again Shell</text:p>
      <text:p text:style-name="P3">usr – User Commands</text:p>
      <text:p text:style-name="P3">bin – Binaries</text:p>
      <text:p text:style-name="P3"/>
      <text:p text:style-name="P3">ls | less – Used to list a scroll friendly list service</text:p>
      <text:p text:style-name="P2"/>
      <text:p text:style-name="P2">First type is “Internal Commands” such as “cd” which is built in and provided by Shell itself. Another example is “pwd” which is “Print Work Directory”</text:p>
      <text:p text:style-name="P2"/>
      <text:p text:style-name="P3">Another is “Alias Commands” allows you to define custom commands to shorten complex syntaxys which might be needed.</text:p>
      <text:p text:style-name="P3"/>
      <text:p text:style-name="P3">The last is “External Commands” which are external and come from installed binaries and repositeries.</text:p>
      <text:p text:style-name="P3"/>
      <text:p text:style-name="P3">“Aliases can be both global and also local.” Aliases made in terminal are all local while if a service is made which runs at every terminal launch, aliases can be made global.</text:p>
      <text:p text:style-name="P3"/>
      <text:p text:style-name="P4">chmod +x “filename” - <text:span text:style-name="T2">Changes Moderator Permission to make an executable.</text:span></text:p>
      <text:p text:style-name="P4"/>
      <text:p text:style-name="P5">Ctrl + R – Reverse Search for a command that was used before to search patterns and and exit and reuse this again.</text:p>
      <text:p text:style-name="P5"/>
      <text:p text:style-name="P5">Ctrl + Shift + C/V – To Copy or Paste from and into Terminal.</text:p>
      <text:p text:style-name="P2"/>
      <text:p text:style-name="P5">Single Tab – Auto complete</text:p>
      <text:p text:style-name="P5"/>
      <text:p text:style-name="P5">Double Tab – Allows to search for all commands with the same sequence as entered in a few characters.</text:p>
      <text:p text:style-name="P6"><text:soft-page-break/>Pipes are used to channel “Standard Outputs” into a “Standard Input” for furthur work.</text:p>
      <text:p text:style-name="P6"/>
      <text:p text:style-name="P7"><text:span text:style-name="T3">e</text:span>nv – lists all variables global and local in the system.</text:p>
      <text:p text:style-name="P7"/>
      <text:p text:style-name="P8">Using the single quotes only pastes the same or saves the same while using double quotes evaluates it for any functions or variables or processing that can be done.</text:p>
      <text:p text:style-name="P8"/>
      <text:p text:style-name="P9">man – Opens Manual Pages and takes a second argument to help you with details of the argument.</text:p>
      <text:p text:style-name="P9"/>
      <text:p text:style-name="P9">apropos – All Commands are listed which have something to do with your entered argument lat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2T13:15:09.182198817</meta:creation-date>
    <dc:date>2019-10-22T14:48:16.189676622</dc:date>
    <meta:editing-duration>PT44M27S</meta:editing-duration>
    <meta:editing-cycles>8</meta:editing-cycles>
    <meta:generator>LibreOffice/6.0.7.3$Linux_X86_64 LibreOffice_project/00m0$Build-3</meta:generator>
    <meta:document-statistic meta:table-count="0" meta:image-count="0" meta:object-count="0" meta:page-count="2" meta:paragraph-count="27" meta:word-count="438" meta:character-count="2532" meta:non-whitespace-character-count="2108"/>
  </office:meta>
</office:document-meta>
</file>